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hatch-solid="false" draw:textarea-vertical-align="middle"/>
    </style:style>
    <style:style style:name="gr2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999999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7" style:family="graphic" style:parent-style-name="standard">
      <style:graphic-properties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3cm" svg:height="11.2cm" svg:x="8.4cm" svg:y="4.3cm">
            <text:p/>
          </draw:rect>
          <draw:custom-shape draw:style-name="gr2" draw:text-style-name="P1" draw:layer="layout" svg:width="7cm" svg:height="4.1cm" svg:x="1.4cm" svg:y="11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7cm" svg:height="4.1cm" svg:x="1.4cm" svg:y="7.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7cm" svg:height="6.3cm" svg:x="1.4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7cm" svg:height="3.3cm" svg:x="8.4cm" svg:y="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3.7cm" svg:height="3cm" svg:x="11.7cm" svg:y="4.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3.7cm" svg:height="4.9cm" svg:x="11.7cm" svg:y="10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" draw:layer="layout" svg:width="0.7cm" svg:height="3.3cm" svg:x="11.7cm" svg:y="7.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0.7cm" svg:height="3.3cm" svg:x="12.401cm" svg:y="7.3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0.7cm" svg:height="3.3cm" svg:x="13.102cm" svg:y="7.30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0.7cm" svg:height="3.3cm" svg:x="13.803cm" svg:y="7.30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text-style-name="P1" draw:layer="layout" svg:width="0.7cm" svg:height="3.3cm" svg:x="14.504cm" svg:y="7.30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8" draw:text-style-name="P1" draw:layer="layout" svg:x1="11.7cm" svg:y1="7.3cm" svg:x2="15.4cm" svg:y2="7.3cm">
            <text:p/>
          </draw:line>
          <draw:line draw:style-name="gr8" draw:text-style-name="P1" draw:layer="layout" svg:x1="11.7cm" svg:y1="10.6cm" svg:x2="15.4cm" svg:y2="10.6cm">
            <text:p/>
          </draw:line>
          <draw:custom-shape draw:style-name="gr9" draw:text-style-name="P1" draw:layer="layout" svg:width="0.494cm" svg:height="0.494cm" svg:x="6.528cm" svg:y="8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05cm" svg:height="1.05cm" svg:x="6.25cm" svg:y="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936.5079365079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08T01:11:02.41</meta:creation-date>
    <meta:editing-duration>PT14M4S</meta:editing-duration>
    <meta:editing-cycles>2</meta:editing-cycles>
    <meta:generator>OpenOffice/4.1.5$Win32 OpenOffice.org_project/415m1$Build-9789</meta:generator>
    <meta:initial-creator>Eric Lafon</meta:initial-creator>
    <dc:date>2019-03-08T01:25:01.10</dc:date>
    <dc:creator>Eric Lafon</dc:creator>
    <meta:document-statistic meta:object-count="17"/>
  </office:meta>
</office:document-meta>
</file>